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64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oțiuni de conduită în dezvoltarea unui proiect</text:p>
          </draw:text-box>
        </draw:frame>
        <draw:frame presentation:style-name="pr2" draw:text-style-name="P1" draw:layer="layout" svg:width="25.199cm" svg:height="14.644cm" svg:x="1.4cm" svg:y="4.914cm" presentation:class="subtitle" presentation:user-transformed="true">
          <draw:text-box>
            <text:p text:style-name="P1">Cosmin Poieana</text:p>
            <text:p text:style-name="P1">&lt;cmin@ropython.org&gt;</text:p>
            <text:p text:style-name="P2"/>
            <text:p text:style-name="P2">→ aspectul și funcționalitatea unui modul</text:p>
            <text:p text:style-name="P2">→<text:tab/>structura unui pachet</text:p>
            <text:p text:style-name="P2">→<text:tab/>controlul reviziei</text:p>
            <text:p text:style-name="P2">→ lucrul în echipă</text:p>
            <text:p text:style-name="P2">→<text:tab/>ponturi și trucuri</text:p>
            <text:p text:style-name="P2">→<text:tab/>res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vire de ansamblu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Module independente, bine definite</text:p>
              </text:list-item>
              <text:list-item>
                <text:p>Mai multe la un loc alcătuiesc pachete si subpachete</text:p>
              </text:list-item>
              <text:list-item>
                <text:p>Pachetul principal în rădăcina proiectului, pe post de biblioteca</text:p>
              </text:list-item>
              <text:list-item>
                <text:p>Un <text:span text:style-name="T1">setup.py</text:span><text:span text:style-name="T2"> pentru instalarea pachetului</text:span></text:p>
              </text:list-item>
              <text:list-item>
                <text:p><text:span text:style-name="T2">TODO, README, LICENSE</text:span></text:p>
              </text:list-item>
              <text:list-item>
                <text:p><text:span text:style-name="T2">.gitignore/.hgignore (Git/Mercurial)</text:span></text:p>
              </text:list-item>
              <text:list-item>
                <text:p><text:span text:style-name="T2">Scripturi adiționale (pe post de binarii)</text:span></text:p>
              </text:list-item>
              <text:list-item>
                <text:p><text:span text:style-name="T2">Teste, documentatie, resur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ul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>Documentatie (docstring-uri de modul, clase, metode și funcții)</text:p>
              </text:list-item>
              <text:list-item>
                <text:p>Import-uri grupate în 3 categorii (standard, 3-rd party, project library)</text:p>
              </text:list-item>
              <text:list-item>
                <text:p>Spațiere, indentare, stil</text:p>
              </text:list-item>
              <text:list-item>
                <text:p>Constante, funcții, clase</text:p>
              </text:list-item>
              <text:list-item>
                <text:p>Execuție</text:p>
              </text:list-item>
              <text:list-item>
                <text:p>__init__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3.506cm" svg:x="1.4cm" svg:y="0.337cm" presentation:class="title" presentation:user-transformed="true">
          <draw:text-box>
            <text:p>Structura proiectului</text:p>
          </draw:text-box>
        </draw:frame>
        <draw:frame presentation:style-name="pr4" draw:layer="layout" svg:width="12.297cm" svg:height="16.51cm" svg:x="1.4cm" svg:y="4.064cm" presentation:class="outline" presentation:user-transformed="true">
          <draw:text-box>
            <text:p>jarvis/</text:p>
            <text:p><text:s text:c="4"/><text:span text:style-name="T1">.git/</text:span></text:p>
            <text:p><text:span text:style-name="T1"><text:s text:c="4"/></text:span><text:span text:style-name="T1">.gitignore</text:span></text:p>
            <text:p><text:span text:style-name="T2"><text:s text:c="4"/></text:span><text:span text:style-name="T2">doc/</text:span></text:p>
            <text:p><text:span text:style-name="T2"><text:s text:c="4"/></text:span><text:span text:style-name="T2">tests/</text:span></text:p>
            <text:p><text:span text:style-name="T2"><text:s text:c="4"/></text:span><text:span text:style-name="T2">scripts/</text:span></text:p>
            <text:p><text:span text:style-name="T2"><text:s text:c="4"/></text:span><text:span text:style-name="T3">jarvis/</text:span></text:p>
            <text:p><text:span text:style-name="T2"><text:s text:c="4"/></text:span><text:span text:style-name="T2">setup.py</text:span></text:p>
            <text:p><text:span text:style-name="T2"><text:s text:c="4"/></text:span><text:span text:style-name="T2">README</text:span></text:p>
            <text:p><text:span text:style-name="T2"><text:s text:c="4"/></text:span><text:span text:style-name="T2">LICENSE</text:span></text:p>
            <text:p><text:span text:style-name="T2"><text:s text:c="4"/></text:span><text:span text:style-name="T2">TODO</text:span></text:p>
          </draw:text-box>
        </draw:frame>
        <draw:frame presentation:style-name="pr4" draw:layer="layout" svg:width="12.297cm" svg:height="16.51cm" svg:x="14.313cm" svg:y="4.064cm" presentation:class="outline" presentation:user-transformed="true">
          <draw:text-box>
            <text:p><text:span text:style-name="T4">jarvis/</text:span></text:p>
            <text:p><text:s text:c="4"/>config.py</text:p>
            <text:p><text:s text:c="4"/>utils/</text:p>
            <text:p><text:s text:c="8"/>decorator.py</text:p>
            <text:p><text:s text:c="8"/>notify.py</text:p>
            <text:p><text:s text:c="8"/>….</text:p>
            <text:p><text:s text:c="4"/>worker/</text:p>
            <text:p><text:s text:c="8"/>client.py</text:p>
            <text:p><text:s text:c="8"/>daemon.py</text:p>
            <text:p><text:s text:c="8"/>…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6">
        <draw:frame presentation:style-name="pr5" draw:layer="layout" svg:width="25.199cm" svg:height="3.506cm" svg:x="1.4cm" svg:y="0.837cm" presentation:class="title">
          <draw:text-box>
            <text:p>Controlul reviziei</text:p>
          </draw:text-box>
        </draw:frame>
        <draw:frame presentation:style-name="pr4" draw:text-style-name="P3" draw:layer="layout" svg:width="12.297cm" svg:height="11.85cm" svg:x="6.2cm" svg:y="4.914cm" presentation:class="outline" presentation:user-transformed="true">
          <draw:text-box>
            <text:list text:style-name="L3">
              <text:list-header>
                <text:p text:style-name="P3"><text:span text:style-name="T4">Git</text:span></text:p>
              </text:list-header>
              <text:list-item>
                <text:p text:style-name="P3"><text:span text:style-name="T5">clone</text:span></text:p>
              </text:list-item>
              <text:list-item>
                <text:p text:style-name="P3"><text:span text:style-name="T5">pull</text:span></text:p>
              </text:list-item>
              <text:list-item>
                <text:p text:style-name="P3"><text:span text:style-name="T5">add</text:span></text:p>
              </text:list-item>
              <text:list-item>
                <text:p text:style-name="P3"><text:span text:style-name="T5">commit</text:span></text:p>
              </text:list-item>
              <text:list-item>
                <text:p text:style-name="P3"><text:span text:style-name="T5">push</text:span></text:p>
              </text:list-item>
              <text:list-item>
                <text:p text:style-name="P3"><text:span text:style-name="T5">fetch</text:span></text:p>
              </text:list-item>
              <text:list-item>
                <text:p text:style-name="P3"><text:span text:style-name="T5">merge</text:span></text:p>
              </text:list-item>
            </text:list>
          </draw:text-box>
        </draw:frame>
        <draw:frame presentation:style-name="pr4" draw:text-style-name="P3" draw:layer="layout" svg:width="11.987cm" svg:height="11.85cm" svg:x="16.013cm" svg:y="4.914cm" presentation:class="outline" presentation:user-transformed="true">
          <draw:text-box>
            <text:list text:style-name="L3">
              <text:list-header>
                <text:p text:style-name="P3"><text:span text:style-name="T4">Mercurial</text:span></text:p>
              </text:list-header>
              <text:list-item>
                <text:p text:style-name="P3"><text:span text:style-name="T5">clone</text:span></text:p>
              </text:list-item>
              <text:list-item>
                <text:p text:style-name="P3"><text:span text:style-name="T5">fetch</text:span></text:p>
              </text:list-item>
              <text:list-item>
                <text:p text:style-name="P3"><text:span text:style-name="T5">add</text:span></text:p>
              </text:list-item>
              <text:list-item>
                <text:p text:style-name="P3"><text:span text:style-name="T5">commit</text:span></text:p>
              </text:list-item>
              <text:list-item>
                <text:p text:style-name="P3"><text:span text:style-name="T5">push</text:span></text:p>
              </text:list-item>
              <text:list-item>
                <text:p text:style-name="P3"><text:span text:style-name="T5">pull</text:span></text:p>
              </text:list-item>
              <text:list-item>
                <text:p text:style-name="P3"><text:span text:style-name="T5">merge</text:span></text:p>
              </text:list-item>
            </text:list>
          </draw:text-box>
        </draw:frame>
        <draw:frame presentation:style-name="pr6" draw:text-style-name="P1" draw:layer="layout" svg:width="25.199cm" svg:height="3.523cm" svg:x="0.725cm" svg:y="17.272cm" presentation:class="outline" presentation:user-transformed="true">
          <draw:text-box>
            <text:list text:style-name="L3">
              <text:list-header>
                <text:p text:style-name="P1">* Git sau Mercurial?</text:p>
                <text:p text:style-name="P1">(MacGyver sau James Bond?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ucrul în echipă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și B (C, D, ...) lucrează la același proiect</text:p>
              </text:list-item>
              <text:list-item>
                <text:p>Modularizare și repartiție corespunzatoare</text:p>
              </text:list-item>
              <text:list-item>
                <text:p>Fiecare lucrează pe <text:span text:style-name="T1">fork-ul</text:span><text:span text:style-name="T2"> propriu</text:span></text:p>
              </text:list-item>
              <text:list-item>
                <text:p><text:span text:style-name="T2">Înainte de modificări și după modificări: sincronizare cu </text:span><text:span text:style-name="T1">upstream-ul</text:span></text:p>
              </text:list-item>
              <text:list-item>
                <text:p><text:span text:style-name="T3">Commit</text:span><text:span text:style-name="T2">, apoi </text:span><text:span text:style-name="T3">push</text:span><text:span text:style-name="T2"> în </text:span><text:span text:style-name="T1">origin</text:span></text:p>
              </text:list-item>
              <text:list-item>
                <text:p><text:span text:style-name="T6">Pull request</text:span></text:p>
              </text:list-item>
              <text:list-item>
                <text:p><text:span text:style-name="T6">branch, pat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nturi și trucuri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jarvis.pth (sys.path, /usr/lib/.../(site|dist)-packages)</text:p>
              </text:list-item>
              <text:list-item>
                <text:p>TODO: …, FIXME: …</text:p>
              </text:list-item>
              <text:list-item>
                <text:p>Marcaje (####)</text:p>
              </text:list-item>
              <text:list-item>
                <text:p>egrep -rni -B 1 -A 3 &lt;expresie&gt;</text:p>
              </text:list-item>
              <text:list-item>
                <text:p>Vim</text:p>
              </text:list-item>
              <text:list-item>
                <text:p>PyCharm</text:p>
              </text:list-item>
              <text:list-item>
                <text:p>IDLE, Eclip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r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://www.vim.org/" xlink:type="simple">http://www.vim.org/</text:a></text:p>
              </text:list-item>
              <text:list-item>
                <text:p><text:a xlink:href="http://www.jetbrains.com/pycharm/" xlink:type="simple">http://www.jetbrains.com/pycharm/</text:a></text:p>
              </text:list-item>
              <text:list-item>
                <text:p><text:a xlink:href="http://git-scm.com/" xlink:type="simple">http://git-scm.com/</text:a></text:p>
              </text:list-item>
              <text:list-item>
                <text:p><text:a xlink:href="http://mercurial.selenic.com/" xlink:type="simple">http://mercurial.selenic.com/</text:a></text:p>
              </text:list-item>
              <text:list-item>
                <text:p><text:a xlink:href="https://github.com/" xlink:type="simple">https://github.com/</text:a></text:p>
              </text:list-item>
              <text:list-item>
                <text:p><text:a xlink:href="https://bitbucket.org/" xlink:type="simple">https://bitbucket.or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smin Poieana</meta:initial-creator>
    <meta:creation-date>2014-05-30T00:27:29.561645513</meta:creation-date>
    <dc:date>2014-05-30T02:01:37.530257712</dc:date>
    <dc:creator>Cosmin Poieana</dc:creator>
    <meta:editing-duration>PT1H29M10S</meta:editing-duration>
    <meta:editing-cycles>22</meta:editing-cycles>
    <meta:generator>LibreOffice/4.2.3.3$Linux_X86_64 LibreOffice_project/420m0$Build-3</meta:generator>
    <meta:document-statistic meta:object-count="56"/>
  </office:meta>
</office:document-meta>
</file>